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8d77" officeooo:paragraph-rsid="00018d77"/>
    </style:style>
    <style:style style:name="P2" style:family="paragraph" style:parent-style-name="Standard" style:list-style-name="L1">
      <style:text-properties officeooo:rsid="00018d77" officeooo:paragraph-rsid="00018d77"/>
    </style:style>
    <style:style style:name="P3" style:family="paragraph" style:parent-style-name="Standard">
      <style:text-properties officeooo:rsid="000405b5" officeooo:paragraph-rsid="000405b5"/>
    </style:style>
    <style:style style:name="P4" style:family="paragraph" style:parent-style-name="Standard" style:list-style-name="L2">
      <style:text-properties officeooo:rsid="000405b5" officeooo:paragraph-rsid="000405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n-linear Curve Fitting Project</text:p>
      <text:p text:style-name="P1"/>
      <text:p text:style-name="P1">Outline</text:p>
      <text:list xml:id="list243576564" text:style-name="L1">
        <text:list-item>
          <text:p text:style-name="P2">Create a single page website, with two primary elements. </text:p>
          <text:list>
            <text:list-item>
              <text:p text:style-name="P2">A data upload and plotting window</text:p>
            </text:list-item>
            <text:list-item>
              <text:p text:style-name="P2">Function specification box, with text box, fit option radio buttons, fit button</text:p>
            </text:list-item>
          </text:list>
        </text:list-item>
        <text:list-item>
          <text:p text:style-name="P2">Function fitting will be done with either Levenberg-Marquet or Gauss-Newton non-linear least squares methods</text:p>
        </text:list-item>
        <text:list-item>
          <text:p text:style-name="P2">Joint javascript, python, C++ project</text:p>
          <text:p text:style-name="P2"/>
        </text:list-item>
        <text:list-item>
          <text:p text:style-name="P2">Javascript</text:p>
          <text:list>
            <text:list-item>
              <text:p text:style-name="P2">Javascript uses some framework (TBD, probably Angular) to ingest data, and has a push method to backend server</text:p>
            </text:list-item>
            <text:list-item>
              <text:p text:style-name="P2">Javascript renders plots of the data, maybe using D3, or mayber displaying a plotly object</text:p>
            </text:list-item>
            <text:list-item>
              <text:p text:style-name="P2">Javscript can send request to server to call fit methods with some json specify options</text:p>
            </text:list-item>
            <text:list-item>
              <text:p text:style-name="P2">Javascript can display fitted curve and fit metrics from backend website</text:p>
            </text:list-item>
          </text:list>
        </text:list-item>
        <text:list-item>
          <text:p text:style-name="P2">Python</text:p>
          <text:list>
            <text:list-item>
              <text:p text:style-name="P2">Python has the API server layer, handles all requests from javascript layer</text:p>
            </text:list-item>
            <text:list-item>
              <text:p text:style-name="P2">Python makes calls to C++ layer</text:p>
            </text:list-item>
            <text:list-item>
              <text:p text:style-name="P2">Cython interface between C++ layer</text:p>
            </text:list-item>
          </text:list>
        </text:list-item>
        <text:list-item>
          <text:p text:style-name="P2">C++</text:p>
          <text:list>
            <text:list-item>
              <text:p text:style-name="P2">Runs LM and GN regression</text:p>
            </text:list-item>
          </text:list>
        </text:list-item>
      </text:list>
      <text:p text:style-name="P1"/>
      <text:p text:style-name="P3">Tests and Dev Outline</text:p>
      <text:p text:style-name="P3"/>
      <text:p text:style-name="P3">Day 1 – Write tests, achieve Python implementation and maybe C++</text:p>
      <text:list xml:id="list3181882111" text:style-name="L2">
        <text:list-item>
          <text:p text:style-name="P4">Start with test notebook which uses scipy methods for solving (based on MINPACK == FORTRAN) to establish some test example fits (TDD)</text:p>
        </text:list-item>
        <text:list-item>
          <text:p text:style-name="P4">Read original papers of the methods, understand the math</text:p>
        </text:list-item>
        <text:list-item>
          <text:p text:style-name="P4">Make a pure python implementation of GN and LM, as an exercise and for timing purpose</text:p>
        </text:list-item>
        <text:list-item>
          <text:p text:style-name="P4">Some initial test of and plan of a C++ version (at least to figure out what libraries are needed, and decide on how to compile, thinking that just g++ could work for this)</text:p>
        </text:list-item>
      </text:list>
      <text:p text:style-name="P3"/>
      <text:p text:style-name="P3">Day 2 – Make the C++ and interface part work</text:p>
      <text:p text:style-name="P3"/>
      <text:p text:style-name="P3">Day 3 – Make the API work, and have it return responses to data offline</text:p>
      <text:p text:style-name="P3"/>
      <text:p text:style-name="P3">Day 4 – Plan to website outline, decide on the graphing features and presentation</text:p>
      <text:p text:style-name="P3"/>
      <text:p text:style-name="P3">Day 5 – Link it all together, troubleshooting and test writi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1T10:06:32.533000000</dc:date>
    <meta:editing-duration>PT5M17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9" meta:word-count="302" meta:character-count="1705" meta:non-whitespace-character-count="1446"/>
  </office:meta>
</office:document-meta>
</file>